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28c" officeooo:paragraph-rsid="0011dd55"/>
    </style:style>
    <style:style style:name="P2" style:family="paragraph" style:parent-style-name="Standard">
      <style:text-properties officeooo:rsid="000c728c" officeooo:paragraph-rsid="0010cfe5"/>
    </style:style>
    <style:style style:name="P3" style:family="paragraph" style:parent-style-name="Standard">
      <style:text-properties officeooo:rsid="0010cfe5" officeooo:paragraph-rsid="000c728c"/>
    </style:style>
    <style:style style:name="P4" style:family="paragraph" style:parent-style-name="Standard">
      <style:text-properties officeooo:rsid="0010cfe5" officeooo:paragraph-rsid="0010cfe5"/>
    </style:style>
    <style:style style:name="P5" style:family="paragraph" style:parent-style-name="Standard">
      <style:text-properties officeooo:rsid="0011dd55" officeooo:paragraph-rsid="0011dd55"/>
    </style:style>
    <style:style style:name="P6" style:family="paragraph" style:parent-style-name="Standard">
      <style:text-properties officeooo:rsid="0012f33b" officeooo:paragraph-rsid="0012f33b"/>
    </style:style>
    <style:style style:name="P7" style:family="paragraph" style:parent-style-name="Standard">
      <style:text-properties officeooo:rsid="0013a47f" officeooo:paragraph-rsid="0013a47f"/>
    </style:style>
    <style:style style:name="P8" style:family="paragraph" style:parent-style-name="Standard">
      <style:text-properties officeooo:rsid="0015882d" officeooo:paragraph-rsid="0015882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eb6a" officeooo:paragraph-rsid="000deb6a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ee123" officeooo:paragraph-rsid="000ee123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1dd55" officeooo:paragraph-rsid="0011dd55"/>
    </style:style>
    <style:style style:name="P14" style:family="paragraph" style:parent-style-name="Standard">
      <style:paragraph-properties fo:break-before="page"/>
      <style:text-properties officeooo:rsid="0015882d" officeooo:paragraph-rsid="0015882d"/>
    </style:style>
    <style:style style:name="P15" style:family="paragraph" style:parent-style-name="Text_20_body" style:list-style-name="L1"/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color="#3f7f5f" style:font-name="Monospace" fo:font-size="10pt" style:font-size-asian="10pt"/>
    </style:style>
    <style:style style:name="T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11dd55" style:font-size-asian="10pt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officeooo:rsid="000ee123"/>
    </style:style>
    <style:style style:name="T9" style:family="text">
      <style:text-properties officeooo:rsid="0015882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BJECTIF 1 :</text:p>
      <text:p text:style-name="P11"/>
      <text:p text:style-name="P11">OBJECTIF 2 :</text:p>
      <text:p text:style-name="P11"/>
      <text:p text:style-name="P11">OBJECTIF <text:span text:style-name="T8">3 :</text:span></text:p>
      <text:p text:style-name="P11"/>
      <text:p text:style-name="P12">OBJECTIF 4 :</text:p>
      <text:p text:style-name="P12"/>
      <text:p text:style-name="P12"/>
      <text:p text:style-name="P9"/>
      <text:p text:style-name="P9">An implementation of <text:a xlink:type="simple" xlink:href="http://docs.oracle.com/javase/7/docs/api/java/util/concurrent/locks/ReadWriteLock.html"><text:span text:style-name="Source_20_Text">ReadWriteLock</text:span></text:a> supporting similar semantics to <text:a xlink:type="simple" xlink:href="http://docs.oracle.com/javase/7/docs/api/java/util/concurrent/locks/ReentrantLock.html"><text:span text:style-name="Source_20_Text">ReentrantLock</text:span></text:a>. </text:p>
      <text:p text:style-name="Text_20_body">This class has the following properties: </text:p>
      <text:list xml:id="list7193816217038794634" text:style-name="L1">
        <text:list-item>
          <text:p text:style-name="P15"><text:span text:style-name="T1">Acquisition order</text:span> </text:p>
          <text:p text:style-name="P15">This class does not impose a reader or writer preference ordering for lock access. However, it does support an optional <text:span text:style-name="Emphasis">fairness</text:span> policy. </text:p>
        </text:list-item>
      </text:list>
      <text:p text:style-name="P17"><text:span text:style-name="Strong_20_Emphasis">Description copied from interface: </text:span><text:a xlink:type="simple" xlink:href="http://docs.oracle.com/javase/7/docs/api/java/util/concurrent/locks/ReadWriteLock.html#readLock%28%29"><text:span text:style-name="Strong_20_Emphasis"><text:span text:style-name="Source_20_Text">ReadWriteLock</text:span></text:span></text:a></text:p>
      <text:p text:style-name="P16">Returns the lock used for reading.</text:p>
      <text:p text:style-name="P9">A <text:span text:style-name="Teletype">ReadWriteLock</text:span> maintains a pair of associated <text:a xlink:type="simple" xlink:href="http://docs.oracle.com/javase/7/docs/api/java/util/concurrent/locks/Lock.html"><text:span text:style-name="Source_20_Text">locks</text:span></text:a>, one for read-only operations and one for writing. The <text:a xlink:type="simple" xlink:href="http://docs.oracle.com/javase/7/docs/api/java/util/concurrent/locks/ReadWriteLock.html#readLock%28%29"><text:span text:style-name="Source_20_Text">read lock</text:span></text:a> may be held simultaneously by multiple reader threads, so long as there are no writers. The <text:a xlink:type="simple" xlink:href="http://docs.oracle.com/javase/7/docs/api/java/util/concurrent/locks/ReadWriteLock.html#writeLock%28%29"><text:span text:style-name="Source_20_Text">write lock</text:span></text:a> is exclusive. </text:p>
      <text:p text:style-name="Standard"/>
      <text:p text:style-name="P9"><text:span text:style-name="T2">/*</text:span></text:p>
      <text:p text:style-name="P9"><text:span text:style-name="T2"><text:s/>* <text:s/></text:span><text:span text:style-name="T3">comportement</text:span><text:span text:style-name="T2"> </text:span><text:span text:style-name="T3">qui</text:span><text:span text:style-name="T2"> </text:span><text:span text:style-name="T3">garantit</text:span><text:span text:style-name="T2"> qu’une </text:span><text:span text:style-name="T3">écriture</text:span><text:span text:style-name="T2"> </text:span><text:span text:style-name="T3">ne</text:span><text:span text:style-name="T2"> </text:span><text:span text:style-name="T3">peut</text:span><text:span text:style-name="T2"> </text:span><text:span text:style-name="T3">avoir</text:span><text:span text:style-name="T2"> lieu qu’après </text:span><text:span text:style-name="T3">que</text:span><text:span text:style-name="T2"> l’écriture</text:span></text:p>
      <text:p text:style-name="P9"><text:span text:style-name="T2"><text:s/>* <text:s/></text:span><text:span text:style-name="T3">précédente</text:span><text:span text:style-name="T2"> </text:span><text:span text:style-name="T3">ait</text:span><text:span text:style-name="T2"> </text:span><text:span text:style-name="T3">été</text:span><text:span text:style-name="T2"> </text:span><text:span text:style-name="T3">suivie</text:span><text:span text:style-name="T2"> par </text:span><text:span text:style-name="T3">un</text:span><text:span text:style-name="T2"> </text:span><text:span text:style-name="T3">nombre</text:span><text:span text:style-name="T2"> minimal </text:span><text:span text:style-name="T3">de</text:span><text:span text:style-name="T2"> lectures, </text:span><text:span text:style-name="T3">donné</text:span><text:span text:style-name="T2"> par </text:span><text:span text:style-name="T3">un</text:span><text:span text:style-name="T2"> </text:span><text:span text:style-name="T3">paramètre</text:span></text:p>
      <text:p text:style-name="P9"><text:span text:style-name="T2"><text:s/>* <text:s/>global </text:span><text:span text:style-name="T3">de</text:span><text:span text:style-name="T2"> l’application ( NB-READERS ). </text:span><text:span text:style-name="T3">Toute</text:span><text:span text:style-name="T2"> </text:span><text:span text:style-name="T3">demande</text:span><text:span text:style-name="T2"> d’écriture </text:span><text:span text:style-name="T3">arrivant</text:span><text:span text:style-name="T2"> avant </text:span><text:span text:style-name="T3">que</text:span></text:p>
      <text:p text:style-name="P9"><text:span text:style-name="T2"><text:s/>* <text:s/></text:span><text:span text:style-name="T3">cette</text:span><text:span text:style-name="T2"> condition </text:span><text:span text:style-name="T3">soit</text:span><text:span text:style-name="T2"> </text:span><text:span text:style-name="T3">remplie</text:span><text:span text:style-name="T2"> </text:span><text:span text:style-name="T3">sera</text:span><text:span text:style-name="T2"> </text:span><text:span text:style-name="T3">mise</text:span><text:span text:style-name="T2"> </text:span><text:span text:style-name="T3">en</text:span><text:span text:style-name="T2"> </text:span><text:span text:style-name="T3">attente</text:span><text:span text:style-name="T2">.</text:span></text:p>
      <text:p text:style-name="P9"><text:span text:style-name="T2"><text:s/>*/</text:span></text:p>
      <text:p text:style-name="P10"/>
      <text:p text:style-name="P10"/>
      <text:p text:style-name="P9"><text:span text:style-name="T2">/*</text:span></text:p>
      <text:p text:style-name="P9"><text:span text:style-name="T2"><text:s/>* </text:span><text:span text:style-name="T3">vous</text:span><text:span text:style-name="T2"> </text:span><text:span text:style-name="T3">utiliserez</text:span><text:span text:style-name="T2"> </text:span><text:span text:style-name="T3">les</text:span><text:span text:style-name="T2"> </text:span><text:span text:style-name="T3">moniteurs</text:span><text:span text:style-name="T2"> </text:span><text:span text:style-name="T3">de</text:span><text:span text:style-name="T2"> Java (</text:span><text:span text:style-name="T3">et</text:span><text:span text:style-name="T2"> </text:span><text:span text:style-name="T3">les</text:span><text:span text:style-name="T2"> directives </text:span><text:span text:style-name="T3">associées</text:span><text:span text:style-name="T2"> </text:span><text:span text:style-name="T3">de</text:span><text:span text:style-name="T2"> type wait/notify).</text:span></text:p>
      <text:p text:style-name="P9"><text:span text:style-name="T2">Par </text:span><text:span text:style-name="T3">ailleurs</text:span><text:span text:style-name="T2">, on </text:span><text:span text:style-name="T3">demande</text:span><text:span text:style-name="T2"> d’adapter </text:span><text:span text:style-name="T3">le</text:span><text:span text:style-name="T2"> </text:span><text:span text:style-name="T3">comportement</text:span><text:span text:style-name="T2"> </text:span><text:span text:style-name="T3">général</text:span><text:span text:style-name="T2"> </text:span><text:span text:style-name="T3">de</text:span><text:span text:style-name="T2"> l'application </text:span><text:span text:style-name="T3">qui</text:span><text:span text:style-name="T2"> </text:span><text:span text:style-name="T3">devra</text:span><text:span text:style-name="T2"> </text:span><text:span text:style-name="T3">vérifier</text:span><text:span text:style-name="T2"> </text:span><text:span text:style-name="T3">la</text:span><text:span text:style-name="T2"> </text:span><text:span text:style-name="T3">propriété</text:span></text:p>
      <text:p text:style-name="P9"><text:span text:style-name="T3">suivante</text:span><text:span text:style-name="T2"> : l'application </text:span><text:span text:style-name="T3">ne</text:span><text:span text:style-name="T2"> </text:span><text:span text:style-name="T3">se</text:span><text:span text:style-name="T2"> </text:span><text:span text:style-name="T3">termine</text:span><text:span text:style-name="T2"> </text:span><text:span text:style-name="T3">que</text:span><text:span text:style-name="T2"> </text:span><text:span text:style-name="T3">lorsque</text:span><text:span text:style-name="T2"> </text:span><text:span text:style-name="T3">tous</text:span><text:span text:style-name="T2"> </text:span><text:span text:style-name="T3">les</text:span><text:span text:style-name="T2"> </text:span><text:span text:style-name="T3">rédacteurs</text:span><text:span text:style-name="T2"> </text:span><text:span text:style-name="T3">ont</text:span><text:span text:style-name="T2"> </text:span><text:span text:style-name="T3">effectués</text:span><text:span text:style-name="T2"> </text:span><text:span text:style-name="T3">leurs</text:span><text:span text:style-name="T2"> </text:span><text:span text:style-name="T3">rédactions</text:span><text:span text:style-name="T2"> </text:span><text:span text:style-name="T3">et</text:span><text:span text:style-name="T2"> </text:span><text:span text:style-name="T3">suivies</text:span></text:p>
      <text:p text:style-name="P9"><text:span text:style-name="T2">par NB_READERS </text:span><text:span text:style-name="T3">utilisation</text:span><text:span text:style-name="T2"> </text:span><text:span text:style-name="T3">en</text:span><text:span text:style-name="T2"> lecture.</text:span></text:p>
      <text:p text:style-name="P9"><text:span text:style-name="T2"><text:s/>*/</text:span></text:p>
      <text:p text:style-name="P3"/>
      <text:p text:style-name="P6"/>
      <text:p text:style-name="P6"/>
      <text:p text:style-name="P6"/>
      <text:p text:style-name="P14">Dans les mêmes conditions que la versions v1, Complétez le programme par une nouvelle version de sorte</text:p>
      <text:p text:style-name="P8">qu’elle gère les écritures selon deux niveaux de priorité ( LOW_WRITE ou HIGH_ WRITE )</text:p>
      <text:p text:style-name="P8">dont</text:p>
      <text:p text:style-name="P8">vous</text:p>
      <text:p text:style-name="P8">préciserez les politiques exactes. Vous devrez utiliser le mécanisme de « Condition » fourni par Java</text:p>
      <text:p text:style-name="P8">(équivalent des sections critiques conditionnelles vues en cours), en cherchant à exploiter au mieux les</text:p>
      <text:p text:style-name="P8">capacités fournies par cette interface pour optimiser votre programme. Cet objectif constituera la version</text:p>
      <text:p text:style-name="P8">« v3 ».</text:p>
      <text:p text:style-name="P6"/>
      <text:p text:style-name="P6">OBJECTIF 4 :</text:p>
      <text:p text:style-name="P6"/>
      <text:p text:style-name="P7">Dans cet objectif <text:span text:style-name="T9">nous nous placerons dans les mêmes conditions que la version v1, en prenant en compte deux niveaux de priorité {LOW_WRITER;HIGH_WRITER}.</text:span></text:p>
      <text:p text:style-name="P7"/>
      <text:p text:style-name="P7"/>
      <text:p text:style-name="P5">Une condition est intrinsèquement lié à une serrure. Pour obtenir une instance de condition sur une serrure particulière on utilise la méthode newCondition ().</text:p>
      <text:p text:style-name="P1"><text:span text:style-name="T4">private</text:span><text:span text:style-name="T5"> Condition </text:span><text:span text:style-name="T7">writer</text:span><text:span text:style-name="T5"> <text:s/>= </text:span><text:span text:style-name="T7">lock</text:span><text:span text:style-name="T5">.newCondition(</text:span><text:span text:style-name="T6">)</text:span><text:span text:style-name="T5">;</text:span></text:p>
      <text:p text:style-name="P13"><text:span text:style-name="T4">private</text:span><text:span text:style-name="T5"> Condition </text:span><text:span text:style-name="T7">reader</text:span><text:span text:style-name="T5"> = </text:span><text:span text:style-name="T7">lock</text:span><text:span text:style-name="T5">.newCondition();</text:span></text:p>
      <text:p text:style-name="P2"/>
      <text:p text:style-name="P4">LOW_WRITER : La priorité est donnée au lecteurs. </text:p>
      <text:p text:style-name="P4">HIGH_WRITER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raina </meta:initial-creator>
    <meta:creation-date>2014-12-19T14:45:08.138142510</meta:creation-date>
    <dc:date>2014-12-19T17:59:32.319312050</dc:date>
    <dc:creator>Tararaina </dc:creator>
    <meta:editing-duration>PT2H44M8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2" meta:paragraph-count="38" meta:word-count="360" meta:character-count="2323" meta:non-whitespace-character-count="1977"/>
  </office:meta>
</office:document-meta>
</file>